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ffffff" draw:textarea-horizontal-align="justify" draw:textarea-vertical-align="middle" draw:auto-grow-height="false" fo:min-height="0cm" fo:min-width="0cm" fo:wrap-option="no-wrap"/>
    </style:style>
    <style:style style:name="gr2" style:family="graphic" style:parent-style-name="standard">
      <style:graphic-properties svg:stroke-color="#ffffff" draw:fill-color="#00ccff" draw:textarea-horizontal-align="justify" draw:textarea-vertical-align="middle" draw:auto-grow-height="false" fo:min-height="0cm" fo:min-width="0cm" fo:wrap-option="no-wrap"/>
    </style:style>
    <style:style style:name="gr3" style:family="graphic" style:parent-style-name="standard">
      <style:graphic-properties draw:fill-color="#ffff99" draw:textarea-vertical-align="middle"/>
    </style:style>
    <style:style style:name="gr4" style:family="graphic" style:parent-style-name="standard">
      <style:graphic-properties draw:fill-color="#eeeeee" draw:opacity="100%" draw:textarea-vertical-align="middle"/>
    </style:style>
    <style:style style:name="gr5" style:family="graphic" style:parent-style-name="standard">
      <style:graphic-properties draw:fill="solid" draw:fill-color="#ffff99" draw:textarea-vertical-align="middle"/>
    </style:style>
    <style:style style:name="gr6" style:family="graphic" style:parent-style-name="standard">
      <style:graphic-properties draw:fill-color="#ffff99" draw:textarea-vertical-align="middle"/>
    </style:style>
    <style:style style:name="gr7" style:family="graphic" style:parent-style-name="objectwithoutfill">
      <style:graphic-properties svg:stroke-opacity="0%" draw:fill="solid" draw:fill-color="#ffff99" draw:textarea-vertical-align="middle"/>
    </style:style>
    <style:style style:name="gr8" style:family="graphic" style:parent-style-name="standard">
      <style:graphic-properties draw:fill-color="#eeeeee" draw:textarea-vertical-align="middl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svg:stroke-color="#ffffff" svg:stroke-opacity="90%" draw:textarea-horizontal-align="justify" draw:textarea-vertical-align="middle" draw:auto-grow-height="false" fo:min-height="0cm" fo:min-width="0cm" fo:wrap-option="no-wrap"/>
    </style:style>
    <style:style style:name="gr11" style:family="graphic" style:parent-style-name="objectwithoutfill">
      <style:graphic-properties draw:stroke="dash" draw:stroke-dash="Fine_20_Dashed_20__28_var_29_" svg:stroke-width="0.106cm" svg:stroke-color="#999999" draw:marker-start-width="0.358cm" draw:marker-end-width="0.358cm" draw:fill="none" draw:textarea-vertical-align="middle" fo:padding-top="0.177cm" fo:padding-bottom="0.177cm" fo:padding-left="0.302cm" fo:padding-right="0.302cm"/>
    </style:style>
    <style:style style:name="gr12" style:family="graphic" style:parent-style-name="standard">
      <style:graphic-properties draw:stroke="none" svg:stroke-color="#000000" draw:fill="none" draw:fill-color="#ffffff" fo:min-height="3.067cm"/>
    </style:style>
    <style:style style:name="gr13" style:family="graphic" style:parent-style-name="standard">
      <style:graphic-properties draw:stroke="none" svg:stroke-color="#000000" draw:fill="none" draw:fill-color="#ffffff" fo:min-height="4.601cm"/>
    </style:style>
    <style:style style:name="gr14" style:family="graphic" style:parent-style-name="standard">
      <style:graphic-properties draw:stroke="none" svg:stroke-color="#000000" draw:fill="none" draw:fill-color="#ffffff" fo:min-height="4.602cm"/>
    </style:style>
    <style:style style:name="gr15" style:family="graphic" style:parent-style-name="standard">
      <style:graphic-properties draw:stroke="none" svg:stroke-color="#000000" draw:fill="none" draw:fill-color="#ffffff" fo:min-height="0.767cm"/>
    </style:style>
    <style:style style:name="gr16" style:family="graphic" style:parent-style-name="standard">
      <style:graphic-properties draw:stroke="none" svg:stroke-color="#000000" draw:fill="none" draw:fill-color="#ffffff" fo:min-height="0.799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color="#000000" fo:font-size="20pt" style:font-size-asian="20pt" style:font-size-complex="20pt"/>
    </style:style>
    <style:style style:name="P4" style:family="paragraph">
      <style:text-properties fo:color="#000000" fo:font-size="20pt" fo:font-weight="normal" style:font-size-asian="20pt" style:font-weight-asian="normal" style:font-size-complex="20pt" style:font-weight-complex="normal"/>
    </style:style>
    <style:style style:name="P5" style:family="paragraph">
      <style:paragraph-properties fo:text-align="center"/>
      <style:text-properties fo:color="#000000" fo:font-size="20pt" style:font-size-asian="20pt" style:font-size-complex="20pt"/>
    </style:style>
    <style:style style:name="P6" style:family="paragraph">
      <style:paragraph-properties fo:text-align="center"/>
      <style:text-properties fo:color="#000000" fo:font-size="20pt" fo:font-weight="normal" style:font-size-asian="20pt" style:font-weight-asian="normal" style:font-size-complex="20pt" style:font-weight-complex="normal"/>
    </style:style>
    <style:style style:name="T1" style:family="text">
      <style:text-properties fo:font-size="14pt" style:font-size-asian="14pt" style:font-size-complex="14pt"/>
    </style:style>
    <style:style style:name="T2" style:family="text">
      <style:text-properties fo:font-size="13pt" style:font-size-asian="13pt" style:font-size-complex="13pt"/>
    </style:style>
    <style:style style:name="T3" style:family="text">
      <style:text-properties fo:font-size="12pt" style:font-size-asian="12pt" style:font-size-complex="12pt"/>
    </style:style>
    <style:style style:name="T4" style:family="text">
      <style:text-properties fo:color="#000000" fo:font-size="20pt"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xml:id="id4" draw:id="id4" draw:layer="layout" svg:width="9.891cm" svg:height="9.352cm" svg:x="0.918cm" svg:y="1cm">
          <text:p text:style-name="P1"><text:s text:c="5"/>Web <text:line-break/> <text:s text:c="3"/>Scope<text:line-break/><text:line-break/><text:line-break/><text:line-break/><text:line-break/><text:line-break/><text:line-break/><text:line-break/></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xml:id="id2" draw:id="id2" draw:layer="layout" svg:width="8.468cm" svg:height="7.715cm" svg:x="9.832cm" svg:y="11.431cm">
          <text:p text:style-name="P1"><text:line-break/> <text:s text:c="13"/>CKG Business<text:line-break/> <text:s text:c="13"/>Logic Scope<text:line-break/><text:line-break/><text:line-break/><text:line-break/><text:line-break/><text:line-break/></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xml:id="id3" draw:id="id3" draw:layer="layout" svg:width="6.512cm" svg:height="6.071cm" svg:x="1.097cm" svg:y="12.151cm">
          <text:p text:style-name="P1"><text:s text:c="4"/>Universal Scope<text:line-break/><text:line-break/><text:line-break/><text:line-break/><text:line-break/></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ellipse draw:style-name="gr3" draw:text-style-name="P2" draw:layer="layout" svg:width="2.225cm" svg:height="2.262cm" svg:x="1.91cm" svg:y="14.028cm">
          <text:p text:style-name="P1"><text:span text:style-name="T1">General</text:span><text:span text:style-name="T1"><text:line-break/></text:span><text:span text:style-name="T1">Tools</text:span></text:p>
        </draw:ellipse>
        <draw:ellipse draw:style-name="gr3" draw:text-style-name="P2" draw:layer="layout" svg:width="2.224cm" svg:height="2.262cm" svg:x="11.429cm" svg:y="14.291cm">
          <text:p text:style-name="P1"><text:span text:style-name="T1">CKG</text:span><text:span text:style-name="T1"><text:line-break/></text:span><text:span text:style-name="T1">Domain</text:span><text:span text:style-name="T1"><text:line-break/></text:span><text:span text:style-name="T1">Logic</text:span></text:p>
        </draw:ellipse>
        <draw:custom-shape draw:style-name="gr1" draw:text-style-name="P1" xml:id="id1" draw:id="id1" draw:layer="layout" svg:width="4.945cm" svg:height="4.73cm" svg:x="13.057cm" svg:y="1.215cm">
          <text:p text:style-name="P1"><text:line-break/> <text:s text:c="3"/>Windows<text:line-break/> <text:s text:c="3"/>Scope<text:line-break/><text:line-break/><text:line-break/><text:line-break/></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ellipse draw:style-name="gr3" draw:text-style-name="P2" draw:layer="layout" svg:width="2.223cm" svg:height="2.263cm" svg:x="2.149cm" svg:y="2.362cm">
          <text:p text:style-name="P1"><text:span text:style-name="T1">MVC</text:span><text:span text:style-name="T1"><text:line-break/></text:span><text:span text:style-name="T1">Tools</text:span></text:p>
        </draw:ellipse>
        <draw:ellipse draw:style-name="gr3" draw:text-style-name="P2" draw:layer="layout" svg:width="2.223cm" svg:height="2.263cm" svg:x="7.133cm" svg:y="2.362cm">
          <text:p text:style-name="P1"><text:span text:style-name="T1">Web</text:span><text:span text:style-name="T1"><text:line-break/></text:span><text:span text:style-name="T1">Tools</text:span></text:p>
        </draw:ellipse>
        <draw:ellipse draw:style-name="gr3" draw:text-style-name="P2" draw:layer="layout" svg:width="2.225cm" svg:height="2.262cm" svg:x="4.555cm" svg:y="14.028cm">
          <text:p text:style-name="P1"><text:span text:style-name="T2">Document</text:span><text:span text:style-name="T1"><text:line-break/></text:span><text:span text:style-name="T1">Tools</text:span></text:p>
        </draw:ellipse>
        <draw:rect draw:style-name="gr4" draw:text-style-name="P2" draw:layer="layout" svg:width="3.236cm" svg:height="1.36cm" svg:x="13.956cm" svg:y="3.338cm">
          <text:p text:style-name="P1"><text:span text:style-name="T1">Windows App</text:span><text:span text:style-name="T1"><text:line-break/></text:span><text:span text:style-name="T3">(z.B. Scan Client)</text:span></text:p>
        </draw:rect>
        <draw:ellipse draw:style-name="gr5" draw:text-style-name="P1" draw:layer="layout" svg:width="0.882cm" svg:height="0.899cm" svg:x="14.209cm" svg:y="14.895cm">
          <text:p/>
        </draw:ellipse>
        <draw:ellipse draw:style-name="gr6" draw:text-style-name="P1" draw:layer="layout" svg:width="0.881cm" svg:height="0.896cm" svg:x="13.803cm" svg:y="16.208cm">
          <text:p/>
        </draw:ellipse>
        <draw:ellipse draw:style-name="gr6" draw:text-style-name="P1" draw:layer="layout" svg:width="0.882cm" svg:height="0.897cm" svg:x="12.513cm" svg:y="17.123cm">
          <text:p/>
        </draw:ellipse>
        <draw:ellipse draw:style-name="gr5" draw:text-style-name="P1" draw:layer="layout" svg:width="0.881cm" svg:height="0.896cm" draw:transform="skewX (-0.020071286397931) rotate (-0.0204203522495166) translate (10.954cm 16.76cm)">
          <text:p/>
        </draw:ellipse>
        <draw:line draw:style-name="gr7" draw:text-style-name="P2" draw:layer="layout" svg:x1="13cm" svg:y1="18.546cm" svg:x2="16.657cm" svg:y2="16.107cm">
          <text:p text:style-name="P1"><text:span text:style-name="T1">CKG Sub Domains</text:span></text:p>
        </draw:line>
        <draw:rect draw:style-name="gr8" draw:text-style-name="P2" draw:layer="layout" svg:width="2.17cm" svg:height="3.788cm" svg:x="2.501cm" svg:y="4.957cm">
          <text:p text:style-name="P1"><text:span text:style-name="T1">Web</text:span><text:span text:style-name="T1"><text:line-break/></text:span><text:span text:style-name="T1">MVC</text:span><text:span text:style-name="T1"><text:line-break/></text:span><text:span text:style-name="T1">Portal #1</text:span><text:span text:style-name="T1"><text:line-break/></text:span><text:span text:style-name="T1"><text:line-break/></text:span><text:span text:style-name="T1"><text:line-break/></text:span><text:span text:style-name="T1"><text:line-break/></text:span><text:span text:style-name="T1"/></text:p>
        </draw:rect>
        <draw:ellipse draw:style-name="gr3" draw:text-style-name="P2" draw:layer="layout" svg:width="1.544cm" svg:height="1.573cm" svg:x="2.86cm" svg:y="6.901cm">
          <text:p text:style-name="P1"><text:span text:style-name="T1">Portal</text:span><text:span text:style-name="T1"><text:line-break/></text:span><text:span text:style-name="T1">Tools</text:span></text:p>
        </draw:ellipse>
        <draw:rect draw:style-name="gr8" draw:text-style-name="P2" draw:layer="layout" svg:width="2.17cm" svg:height="3.788cm" svg:x="6.743cm" svg:y="4.957cm">
          <text:p text:style-name="P1"><text:span text:style-name="T1">Web</text:span><text:span text:style-name="T1"><text:line-break/></text:span><text:span text:style-name="T1">MVC</text:span><text:span text:style-name="T1"><text:line-break/></text:span><text:span text:style-name="T1">Portal #2</text:span><text:span text:style-name="T1"><text:line-break/></text:span><text:span text:style-name="T1"><text:line-break/></text:span><text:span text:style-name="T1"><text:line-break/></text:span><text:span text:style-name="T1"><text:line-break/></text:span><text:span text:style-name="T1"/></text:p>
        </draw:rect>
        <draw:ellipse draw:style-name="gr3" draw:text-style-name="P2" draw:layer="layout" svg:width="1.546cm" svg:height="1.573cm" svg:x="7.101cm" svg:y="6.901cm">
          <text:p text:style-name="P1"><text:span text:style-name="T1">Portal</text:span><text:span text:style-name="T1"><text:line-break/></text:span><text:span text:style-name="T1">Tools</text:span></text:p>
        </draw:ellipse>
        <draw:connector draw:style-name="gr9" draw:text-style-name="P1" draw:layer="layout" draw:type="curve" svg:x1="15.529cm" svg:y1="5.945cm" svg:x2="18.3cm" svg:y2="15.288cm" draw:start-shape="id1" draw:start-glue-point="2" draw:end-shape="id2" draw:end-glue-point="1" svg:d="M15529 5945c0 4114 1637 3427 2518 4735s1006 4608 253 4608">
          <text:p/>
        </draw:connector>
        <draw:connector draw:style-name="gr9" draw:text-style-name="P1" draw:layer="layout" draw:type="curve" svg:x1="13.057cm" svg:y1="3.58cm" svg:x2="7.609cm" svg:y2="15.186cm" draw:start-shape="id1" draw:start-glue-point="3" draw:end-shape="id3" draw:end-glue-point="1" svg:d="M13057 3580c-4086 0-1362 11606-5448 11606">
          <text:p/>
        </draw:connector>
        <draw:connector draw:style-name="gr9" draw:text-style-name="P1" draw:layer="layout" draw:type="curve" svg:x1="5.863cm" svg:y1="10.352cm" svg:x2="14.066cm" svg:y2="11.431cm" draw:start-shape="id4" draw:start-glue-point="2" draw:end-shape="id2" draw:end-glue-point="0" svg:d="M5863 10352c0 810 8203 271 8203 1079">
          <text:p/>
        </draw:connector>
        <draw:connector draw:style-name="gr9" draw:text-style-name="P1" draw:layer="layout" draw:type="curve" svg:x1="5.863cm" svg:y1="10.352cm" svg:x2="4.353cm" svg:y2="12.151cm" draw:start-shape="id4" draw:start-glue-point="2" draw:end-shape="id3" draw:end-glue-point="0" svg:d="M5863 10352c0 1350-1510 451-1510 1799">
          <text:p/>
        </draw:connector>
        <draw:connector draw:style-name="gr9" draw:text-style-name="P1" draw:layer="layout" draw:type="curve" svg:x1="9.832cm" svg:y1="15.288cm" svg:x2="7.609cm" svg:y2="15.186cm" draw:start-shape="id2" draw:start-glue-point="3" draw:end-shape="id3" draw:end-glue-point="1" svg:d="M9832 15288c-1666 0-555-102-2223-102">
          <text:p/>
        </draw:connector>
        <draw:custom-shape draw:style-name="gr10" draw:text-style-name="P1" xml:id="id5" draw:id="id5" draw:layer="layout" svg:width="7.621cm" svg:height="5.987cm" svg:x="1.097cm" svg:y="19.884cm">
          <text:p text:style-name="P1"><text:s text:c="11"/>SAP Data Layer<text:line-break/><text:line-break/><text:line-break/><text:line-break/><text:line-break/> <text:s text:c="2"/></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ellipse draw:style-name="gr3" draw:text-style-name="P2" draw:layer="layout" svg:width="2.297cm" svg:height="2.336cm" svg:x="1.953cm" svg:y="21.286cm">
          <text:p text:style-name="P1"><text:span text:style-name="T1">SAP ORM</text:span></text:p>
        </draw:ellipse>
        <draw:ellipse draw:style-name="gr6" draw:text-style-name="P1" draw:layer="layout" svg:width="0.91cm" svg:height="0.927cm" svg:x="4.585cm" svg:y="22.365cm">
          <text:p/>
        </draw:ellipse>
        <draw:ellipse draw:style-name="gr6" draw:text-style-name="P1" draw:layer="layout" svg:width="0.912cm" svg:height="0.928cm" svg:x="3.793cm" svg:y="23.49cm">
          <text:p/>
        </draw:ellipse>
        <draw:ellipse draw:style-name="gr5" draw:text-style-name="P1" draw:layer="layout" svg:width="0.909cm" svg:height="0.926cm" draw:transform="skewX (-0.0205948851735292) rotate (-0.0209439510251148) translate (2.363cm 23.835cm)">
          <text:p/>
        </draw:ellipse>
        <draw:connector draw:style-name="gr9" draw:text-style-name="P1" draw:layer="layout" draw:type="curve" svg:x1="9.832cm" svg:y1="15.288cm" svg:x2="8.718cm" svg:y2="22.877cm" draw:start-shape="id2" draw:end-shape="id5" draw:end-glue-point="1" svg:d="M9832 15288c-835 0-279 7589-1114 7589">
          <text:p/>
        </draw:connector>
        <draw:custom-shape draw:style-name="gr1" draw:text-style-name="P1" xml:id="id6" draw:id="id6" draw:layer="layout" svg:width="5.487cm" svg:height="4.369cm" svg:x="12.57cm" svg:y="21.502cm">
          <text:p text:style-name="P1"><text:s text:c="5"/>SQL Data Layer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2" draw:layer="layout" svg:x1="3.624cm" svg:y1="25.293cm" svg:x2="7.281cm" svg:y2="22.854cm">
          <text:p text:style-name="P1"><text:span text:style-name="T1">SAP ORM Models</text:span></text:p>
        </draw:line>
        <draw:connector draw:style-name="gr9" draw:text-style-name="P1" draw:layer="layout" draw:type="curve" svg:x1="14.066cm" svg:y1="19.146cm" svg:x2="15.313cm" svg:y2="21.502cm" draw:start-shape="id2" draw:start-glue-point="2" draw:end-shape="id6" draw:end-glue-point="0" svg:d="M14066 19146c0 1767 1247 589 1247 2356">
          <text:p/>
        </draw:connector>
        <draw:line draw:style-name="gr11" draw:text-style-name="P1" draw:layer="layout" svg:x1="0.918cm" svg:y1="11.61cm" svg:x2="18.003cm" svg:y2="9.812cm">
          <text:p/>
        </draw:line>
        <draw:line draw:style-name="gr11" draw:text-style-name="P1" draw:layer="layout" svg:x1="0.918cm" svg:y1="18.984cm" svg:x2="18.003cm" svg:y2="20.333cm">
          <text:p/>
        </draw:line>
        <draw:frame draw:style-name="gr12" draw:text-style-name="P4" draw:layer="layout" svg:width="7.06cm" svg:height="3.317cm" draw:transform="rotate (0.103323491718045) translate (11.305cm 9.081cm)">
          <draw:text-box>
            <text:p text:style-name="P3"><text:span text:style-name="T4">Client Tier</text:span></text:p>
          </draw:text-box>
        </draw:frame>
        <draw:frame draw:style-name="gr13" draw:text-style-name="P4" draw:layer="layout" svg:width="7.637cm" svg:height="4.851cm" draw:transform="rotate (-0.0975639051876505) translate (6.527cm 17.968cm)">
          <draw:text-box>
            <text:p text:style-name="P3"><text:span text:style-name="T4">Middle Tier</text:span></text:p>
          </draw:text-box>
        </draw:frame>
        <draw:frame draw:style-name="gr14" draw:text-style-name="P6" draw:layer="layout" svg:width="15.601cm" svg:height="4.852cm" draw:transform="rotate (-0.00296705972957703) translate (2.914cm 22.2cm)">
          <draw:text-box>
            <text:p text:style-name="P5"><text:span text:style-name="T4">Data </text:span><text:span text:style-name="T4"><text:line-break/></text:span><text:span text:style-name="T4">Abstraction </text:span><text:span text:style-name="T4"><text:line-break/></text:span><text:span text:style-name="T4">Tier</text:span></text:p>
          </draw:text-box>
        </draw:frame>
        <draw:line draw:style-name="gr11" draw:text-style-name="P1" draw:layer="layout" svg:x1="0.918cm" svg:y1="26.644cm" svg:x2="10.278cm" svg:y2="25.961cm">
          <text:p/>
        </draw:line>
        <draw:line draw:style-name="gr11" draw:text-style-name="P1" draw:layer="layout" svg:x1="10.278cm" svg:y1="25.961cm" svg:x2="19.443cm" svg:y2="26.351cm">
          <text:p/>
        </draw:line>
        <draw:line draw:style-name="gr11" draw:text-style-name="P1" draw:layer="layout" svg:x1="10.278cm" svg:y1="25.961cm" svg:x2="10.278cm" svg:y2="27.424cm">
          <text:p/>
        </draw:line>
        <draw:frame draw:style-name="gr15" draw:text-style-name="P6" draw:layer="layout" svg:width="15.601cm" svg:height="1.043cm" draw:transform="rotate (-0.00296705972957703) translate (6.49cm 26.719cm)">
          <draw:text-box>
            <text:p text:style-name="P5"><text:span text:style-name="T4">SQL Database Tier</text:span></text:p>
          </draw:text-box>
        </draw:frame>
        <draw:frame draw:style-name="gr16" draw:text-style-name="P6" draw:layer="layout" svg:width="15.601cm" svg:height="1.049cm" draw:transform="rotate (-0.00296705972957703) translate (-2.3cm 26.644cm)">
          <draw:text-box>
            <text:p text:style-name="P5"><text:span text:style-name="T4">SAP Database Tier (Bapis)</text:span></text:p>
          </draw:text-box>
        </draw:frame>
        <draw:line draw:style-name="gr7" draw:text-style-name="P2" draw:layer="layout" svg:x1="9.601cm" svg:y1="15.44cm" svg:x2="13.258cm" svg:y2="13.001cm">
          <text:p text:style-name="P1"><text:span text:style-name="T1">ViewModels</text:span></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tthias Jenzen</meta:initial-creator>
    <meta:creation-date>2014-06-11T17:30:43.17</meta:creation-date>
    <dc:date>2014-06-13T14:30:29.59</dc:date>
    <dc:creator>Matthias Jenzen</dc:creator>
    <meta:editing-duration>PT4H7M22S</meta:editing-duration>
    <meta:editing-cycles>55</meta:editing-cycles>
    <meta:generator>OpenOffice/4.1.0$Win32 OpenOffice.org_project/410m18$Build-9764</meta:generator>
    <meta:document-statistic meta:object-count="44"/>
  </office:meta>
</office:document-meta>
</file>